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unito Sans" svg:font-family="Nunito Sans" style:font-family-generic="system" style:font-pitch="variable" svg:panose-1="0 0 5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7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8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style:font-name="Nunito Sans"/>
    </style:style>
    <style:style style:name="P2" style:parent-style-name="Standard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3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4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5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6" style:parent-style-name="Listenabsatz" style:family="paragraph">
      <style:paragraph-properties fo:margin-bottom="0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7" style:parent-style-name="Listenabsatz" style:family="paragraph">
      <style:paragraph-properties fo:margin-bottom="0in" fo:line-height="100%" fo:margin-left="0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8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9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0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1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2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3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4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15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6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7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8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19" style:parent-style-name="Listenabsatz" style:family="paragraph">
      <style:paragraph-properties fo:margin-top="0.0694in" fo:margin-bottom="0.0694in" fo:line-height="100%" fo:margin-left="0.7958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20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21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2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3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4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5" style:parent-style-name="Standard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6" style:parent-style-name="Listenabsatz" style:family="paragraph">
      <style:paragraph-properties fo:margin-top="0.0694in" fo:margin-bottom="0.0694in" fo:line-height="100%" fo:margin-left="0.2958in">
        <style:tab-stops/>
      </style:paragraph-properties>
      <style:text-properties style:font-name="Nunito Sans" style:font-name-asian="Times New Roman" fo:language="en" fo:country="US" style:language-asian="de" style:country-asian="DE" fo:hyphenate="true"/>
    </style:style>
    <style:style style:name="P27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8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29" style:parent-style-name="Listenabsatz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 fo:hyphenate="true"/>
    </style:style>
    <style:style style:name="P30" style:parent-style-name="Listenabsatz" style:family="paragraph">
      <style:paragraph-properties fo:margin-top="0.0694in" fo:margin-bottom="0.0694in" fo:line-height="100%"/>
      <style:text-properties fo:hyphenate="true"/>
    </style:style>
    <style:style style:name="T31" style:parent-style-name="Absatz-Standardschriftart" style:family="text">
      <style:text-properties style:font-name="Nunito Sans" style:font-name-asian="Times New Roman" fo:language="en" fo:country="US" style:language-asian="de" style:country-asian="DE"/>
    </style:style>
  </office:automatic-styles>
  <office:body>
    <office:text text:use-soft-page-breaks="true">
      <text:h text:style-name="P1" text:outline-level="1">Metadata Quiz</text:h>
      <text:list text:style-name="LFO2" text:continue-numbering="true">
        <text:list-item>
          <text:p text:style-name="P2">What factors should you consider when deciding which data to permanently archive?</text:p>
        </text:list-item>
      </text:list>
      <text:list text:style-name="LFO5" text:continue-numbering="true">
        <text:list-item>
          <text:p text:style-name="P3"> The data's foundation in an article and its reproducibility. (Y)</text:p>
        </text:list-item>
        <text:list-item>
          <text:p text:style-name="P4">The data's uniqueness and storage volume needed. (H)</text:p>
        </text:list-item>
        <text:list-item>
          <text:p text:style-name="P5">The data's<text:s/>potential for reuse and its quality. (W)</text:p>
        </text:list-item>
        <text:list-item>
          <text:p text:style-name="P6">All of the above. (N)</text:p>
        </text:list-item>
      </text:list>
      <text:p text:style-name="P7"/>
      <text:list text:style-name="LFO2" text:continue-numbering="true">
        <text:list-item>
          <text:p text:style-name="P8">How can you determine which repository to choose for archiving your data?</text:p>
        </text:list-item>
      </text:list>
      <text:list text:style-name="LFO6" text:continue-numbering="true">
        <text:list-item>
          <text:p text:style-name="P9">By following the regulations set by your institution or funding agency. (E)</text:p>
        </text:list-item>
        <text:list-item>
          <text:p text:style-name="P10">By selecting a repository that is common<text:s/>in your field or discipline. (T)</text:p>
        </text:list-item>
        <text:list-item>
          <text:p text:style-name="P11">By using the Registry of Research Data Repositories (r3data) for guidance. (U)</text:p>
        </text:list-item>
        <text:list-item>
          <text:p text:style-name="P12">All of the above. (N)</text:p>
        </text:list-item>
      </text:list>
      <text:p text:style-name="P13"/>
      <text:list text:style-name="LFO2" text:continue-numbering="true">
        <text:list-item>
          <text:p text:style-name="P14">What is the benefit of using PIDs and cross-referencing when uploading data to multiple platforms?</text:p>
        </text:list-item>
      </text:list>
      <text:list text:style-name="LFO7" text:continue-numbering="true">
        <text:list-item>
          <text:p text:style-name="P15">It ensures the data is securely stored in multiple locations. (V)</text:p>
        </text:list-item>
        <text:list-item>
          <text:p text:style-name="P16">It allows for easy access and retrieval of the data. (I)</text:p>
        </text:list-item>
        <text:list-item>
          <text:p text:style-name="P17">It helps to link the data to your published article. (E)</text:p>
        </text:list-item>
        <text:list-item>
          <text:p text:style-name="P18">It prevents unauthorized access to the data. (L)</text:p>
        </text:list-item>
      </text:list>
      <text:p text:style-name="P19"/>
      <text:list text:style-name="LFO2" text:continue-numbering="true">
        <text:list-item>
          <text:p text:style-name="P20">What is one of the features of the Open<text:s/>Energy Platform?</text:p>
        </text:list-item>
      </text:list>
      <text:list text:style-name="LFO7" text:continue-numbering="true">
        <text:list-item>
          <text:p text:style-name="P21">Data upload via GitHub. (O)</text:p>
        </text:list-item>
        <text:list-item>
          <text:p text:style-name="P22">Data comparison with other projects. (F)</text:p>
        </text:list-item>
        <text:list-item>
          <text:p text:style-name="P23">Development of a domain ontology for energy system sciences. (A)</text:p>
        </text:list-item>
        <text:list-item>
          <text:p text:style-name="P24">All of the above. (R)</text:p>
        </text:list-item>
      </text:list>
      <text:p text:style-name="P25"/>
      <text:list text:style-name="LFO2" text:continue-numbering="true">
        <text:list-item>
          <text:p text:style-name="P26">What service does the Open Energy Platform provide to prevent confusion or mistakes?</text:p>
        </text:list-item>
      </text:list>
      <text:list text:style-name="LFO8" text:continue-numbering="true">
        <text:list-item>
          <text:p text:style-name="P27">Data Review Service (S)</text:p>
        </text:list-item>
        <text:list-item>
          <text:p text:style-name="P28">Data Validation Service (U)</text:p>
        </text:list-item>
        <text:list-item>
          <text:p text:style-name="P29">Data Cleaning Service (K)</text:p>
        </text:list-item>
        <text:list-item>
          <text:p text:style-name="P30"><text:span text:style-name="T31">Data Archiving Service (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unito Sans" svg:font-family="Nunito Sans" style:font-family-generic="system" style:font-pitch="variable" svg:panose-1="0 0 5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a-pagination__current" style:display-name="lia-pagination__current" style:family="text" style:parent-style-name="Absatz-Standardschriftart"/>
    <style:style style:name="text-left" style:display-name="text-left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font-400" style:display-name="font-400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1" style:family="text">
      <style:text-properties style:font-name="Nunito Sans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Nunito Sans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Nunito Sans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Nunito Sans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7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8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10:24:00Z</meta:creation-date>
    <dc:date>2023-06-27T10:26:00Z</dc:date>
    <meta:template xlink:href="Normal" xlink:type="simple"/>
    <meta:editing-cycles>4</meta:editing-cycles>
    <meta:editing-duration>PT0S</meta:editing-duration>
    <meta:document-statistic meta:page-count="1" meta:paragraph-count="2" meta:word-count="184" meta:character-count="1347" meta:row-count="9" meta:non-whitespace-character-count="1165"/>
  </office:meta>
</office:document-meta>
</file>